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7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P8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3"/>
            <text:p text:style-name="P3"/>
            <text:p text:style-name="P4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4">{{{nisn_umber+id_num}}}</text:span></text:p>
            <text:p text:style-name="P3"><text:s text:c="74"/><text:span text:style-name="T8">{{{++limit+providertraining+training+name}}} <text:s text:c="46"/>{{{+graduation_month}}} {{{+graduation_year}}}</text:span></text:p>
            <text:p text:style-name="P6"/>
            <text:p text:style-name="P6"/>
            <text:p text:style-name="P7"/>
            <text:p text:style-name="P1"><text:span text:style-name="T5"><text:s text:c="62"/></text:span><text:span text:style-name="T6"><text:s text:c="2"/></text:span><text:span text:style-name="T2">Midwifery ,</text:span><text:span text:style-name="T6"> Pead.,Obs. Anatomy, Comm. Nurs., and Pharmacology <text:s text:c="7"/></text:span><text:span text:style-name="T3">{{{exam_grade_paper_i+name}}}</text:span></text:p>
            <text:p text:style-name="P5"><text:s text:c="56"/>Medicine,Surgery, MH, Mgt. <text:s text:c="69"/><text:span text:style-name="T7">{{{exam_grade_paper_ii+name}}}</text:span></text:p>
            <text:p text:style-name="P5"><text:s text:c="56"/>Practicals and Oral <text:s text:c="85"/><text:span text:style-name="T7">{{{exam_grade_paper_iii+name}}}</text:span></text:p>
            <text:p text:style-name="P5"/>
            <text:p text:style-name="P5"><text:s text:c="116"/><text:span text:style-name="T7"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4-07-30T08:22:17</dc:date>
    <dc:creator>HRIS </dc:creator>
    <meta:editing-duration>PT6H58M20S</meta:editing-duration>
    <meta:editing-cycles>95</meta:editing-cycles>
    <meta:generator>LibreOffice/3.5$Linux_x86 LibreOffice_project/350m1$Build-2</meta:generator>
    <meta:document-statistic meta:table-count="1" meta:image-count="0" meta:object-count="0" meta:page-count="1" meta:paragraph-count="9" meta:word-count="37" meta:character-count="1365" meta:non-whitespace-character-count="511"/>
  </office:meta>
</office:document-meta>
</file>